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38666666666667cm" style:use-optimal-column-width="true"/>
    </style:style>
    <style:style style:name="co8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me_Taken">
        <table:shapes>
          <draw:frame draw:z-index="1" draw:id="id0" draw:style-name="a0" draw:name="Chart 1" svg:x="0in" svg:y="0in" svg:width="10.17562in" svg:height="6.654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Number_of_Evaluated_States">
        <table:shapes>
          <draw:frame draw:z-index="1" draw:id="id1" draw:style-name="a1" draw:name="Chart 1" svg:x="0in" svg:y="0in" svg:width="10.17562in" svg:height="6.654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Memory_Usage">
        <table:shapes>
          <draw:frame draw:z-index="1" draw:id="id2" draw:style-name="a2" draw:name="Chart 1" svg:x="0in" svg:y="0in" svg:width="10.17562in" svg:height="6.6546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Plan_Cost">
        <table:shapes>
          <draw:frame draw:z-index="1" draw:id="id3" draw:style-name="a3" draw:name="Chart 1" svg:x="0in" svg:y="0in" svg:width="10.17562in" svg:height="6.6546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1">
            <text:p>FF Heuristic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Time Taken</text:p>
          </table:table-cell>
          <table:table-cell table:number-columns-repeated="4" table:style-name="ce1"/>
          <table:table-cell office:value-type="string" table:style-name="ce1">
            <text:p>Number of Evaluated State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.9390800000000002E-3" table:style-name="ce1">
            <text:p>0.00393908</text:p>
          </table:table-cell>
          <table:table-cell office:value-type="float" office:value="24812" table:style-name="ce1">
            <text:p>24812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8.0005100000000006E-3" table:style-name="ce1">
            <text:p>0.00800051</text:p>
          </table:table-cell>
          <table:table-cell office:value-type="float" office:value="24812" table:style-name="ce1">
            <text:p>24812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3.9390800000000002E-3" table:style-name="ce1">
            <text:p>0.00393908</text:p>
          </table:table-cell>
          <table:table-cell office:value-type="float" office:value="1.16106E-2" table:style-name="ce1">
            <text:p>0.0116106</text:p>
          </table:table-cell>
          <table:table-cell office:value-type="float" office:value="2.3180599999999999E-2" table:style-name="ce1">
            <text:p>0.0231806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105" table:style-name="ce1">
            <text:p>1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.16106E-2" table:style-name="ce1">
            <text:p>0.0116106</text:p>
          </table:table-cell>
          <table:table-cell office:value-type="float" office:value="25216" table:style-name="ce1">
            <text:p>25216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8.0005100000000006E-3" table:style-name="ce1">
            <text:p>0.00800051</text:p>
          </table:table-cell>
          <table:table-cell office:value-type="float" office:value="1.19887E-2" table:style-name="ce1">
            <text:p>0.0119887</text:p>
          </table:table-cell>
          <table:table-cell office:value-type="float" office:value="1.9985599999999999E-2" table:style-name="ce1">
            <text:p>0.0199856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1">
            <text:p>71</text:p>
          </table:table-cell>
          <table:table-cell office:value-type="float" office:value="111" table:style-name="ce1">
            <text:p>1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.19887E-2" table:style-name="ce1">
            <text:p>0.0119887</text:p>
          </table:table-cell>
          <table:table-cell office:value-type="float" office:value="25232" table:style-name="ce1">
            <text:p>25232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2.3168500000000002E-2" table:style-name="ce1">
            <text:p>0.0231685</text:p>
          </table:table-cell>
          <table:table-cell office:value-type="float" office:value="0.151951" table:style-name="ce1">
            <text:p>0.151951</text:p>
          </table:table-cell>
          <table:table-cell office:value-type="float" office:value="1.28373" table:style-name="ce1">
            <text:p>1.28373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326" table:style-name="ce1">
            <text:p>326</text:p>
          </table:table-cell>
          <table:table-cell office:value-type="float" office:value="1133" table:style-name="ce1">
            <text:p>1133</text:p>
          </table:table-cell>
          <table:table-cell office:value-type="float" office:value="2865" table:style-name="ce1">
            <text:p>286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.3180599999999999E-2" table:style-name="ce1">
            <text:p>0.0231806</text:p>
          </table:table-cell>
          <table:table-cell office:value-type="float" office:value="26088" table:style-name="ce1">
            <text:p>26088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2.7949600000000002E-2" table:style-name="ce1">
            <text:p>0.0279496</text:p>
          </table:table-cell>
          <table:table-cell office:value-type="float" office:value="0.70784599999999998" table:style-name="ce1">
            <text:p>0.707846</text:p>
          </table:table-cell>
          <table:table-cell office:value-type="float" office:value="2.3035100000000002" table:style-name="ce1">
            <text:p>2.30351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589" table:style-name="ce1">
            <text:p>589</text:p>
          </table:table-cell>
          <table:table-cell office:value-type="float" office:value="3784" table:style-name="ce1">
            <text:p>3784</text:p>
          </table:table-cell>
          <table:table-cell office:value-type="float" office:value="3733" table:style-name="ce1">
            <text:p>37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1.9985599999999999E-2" table:style-name="ce1">
            <text:p>0.0199856</text:p>
          </table:table-cell>
          <table:table-cell office:value-type="float" office:value="26104" table:style-name="ce1">
            <text:p>26104</text:p>
          </table:table-cell>
          <table:table-cell office:value-type="float" office:value="111" table:style-name="ce1">
            <text:p>111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Memory Usage</text:p>
          </table:table-cell>
          <table:table-cell table:number-columns-repeated="4" table:style-name="ce1"/>
          <table:table-cell office:value-type="string" table:style-name="ce1">
            <text:p>Plan Co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andmark Cut</text:p>
          </table:table-cell>
          <table:table-cell table:number-columns-repeated="7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24812" table:style-name="ce1">
            <text:p>24812</text:p>
          </table:table-cell>
          <table:table-cell office:value-type="float" office:value="25216" table:style-name="ce1">
            <text:p>25216</text:p>
          </table:table-cell>
          <table:table-cell office:value-type="float" office:value="26088" table:style-name="ce1">
            <text:p>26088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Classical)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3168500000000002E-2" table:style-name="ce1">
            <text:p>0.0231685</text:p>
          </table:table-cell>
          <table:table-cell office:value-type="float" office:value="24820" table:style-name="ce1">
            <text:p>24820</text:p>
          </table:table-cell>
          <table:table-cell office:value-type="float" office:value="326" table:style-name="ce1">
            <text:p>326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4812" table:style-name="ce1">
            <text:p>24812</text:p>
          </table:table-cell>
          <table:table-cell office:value-type="float" office:value="25232" table:style-name="ce1">
            <text:p>25232</text:p>
          </table:table-cell>
          <table:table-cell office:value-type="float" office:value="26104" table:style-name="ce1">
            <text:p>26104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FSM)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7949600000000002E-2" table:style-name="ce1">
            <text:p>0.0279496</text:p>
          </table:table-cell>
          <table:table-cell office:value-type="float" office:value="24824" table:style-name="ce1">
            <text:p>24824</text:p>
          </table:table-cell>
          <table:table-cell office:value-type="float" office:value="589" table:style-name="ce1">
            <text:p>589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24820" table:style-name="ce1">
            <text:p>24820</text:p>
          </table:table-cell>
          <table:table-cell office:value-type="float" office:value="25676" table:style-name="ce1">
            <text:p>25676</text:p>
          </table:table-cell>
          <table:table-cell office:value-type="float" office:value="27988" table:style-name="ce1">
            <text:p>27988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Classical)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.151951" table:style-name="ce1">
            <text:p>0.151951</text:p>
          </table:table-cell>
          <table:table-cell office:value-type="float" office:value="25676" table:style-name="ce1">
            <text:p>25676</text:p>
          </table:table-cell>
          <table:table-cell office:value-type="float" office:value="1133" table:style-name="ce1">
            <text:p>1133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24824" table:style-name="ce1">
            <text:p>24824</text:p>
          </table:table-cell>
          <table:table-cell office:value-type="float" office:value="27268" table:style-name="ce1">
            <text:p>27268</text:p>
          </table:table-cell>
          <table:table-cell office:value-type="float" office:value="29216" table:style-name="ce1">
            <text:p>29216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FSM)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.70784599999999998" table:style-name="ce1">
            <text:p>0.707846</text:p>
          </table:table-cell>
          <table:table-cell office:value-type="float" office:value="27268" table:style-name="ce1">
            <text:p>27268</text:p>
          </table:table-cell>
          <table:table-cell office:value-type="float" office:value="3784" table:style-name="ce1">
            <text:p>37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.28373" table:style-name="ce1">
            <text:p>1.28373</text:p>
          </table:table-cell>
          <table:table-cell office:value-type="float" office:value="27988" table:style-name="ce1">
            <text:p>27988</text:p>
          </table:table-cell>
          <table:table-cell office:value-type="float" office:value="2865" table:style-name="ce1">
            <text:p>28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.3035100000000002" table:style-name="ce1">
            <text:p>2.30351</text:p>
          </table:table-cell>
          <table:table-cell office:value-type="float" office:value="29216" table:style-name="ce1">
            <text:p>29216</text:p>
          </table:table-cell>
          <table:table-cell office:value-type="float" office:value="3733" table:style-name="ce1">
            <text:p>3733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Leo Chan</dc:creator>
    <meta:creation-date>2021-04-20T20:59:22Z</meta:creation-date>
    <dc:date>2021-04-21T03:21:25Z</dc:date>
    <meta:editing-cycles>3</meta:editing-cycles>
    <meta:editing-duration>PT90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Time taken to generate plans for Woodworking domain using Greedy search and FF/Landmark cut heuristic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3:.$K$3"/>
          </chart:axis>
          <chart:axis chart:dimension="y" chart:name="primary-y" chart:style-name="Axs1">
            <chart:title chart:style-name="AT01">
              <text:p text:style-name="a1" text:class-names="" text:cond-style-name="">Time (seconds)</text:p>
            </chart:title>
            <chart:grid chart:class="major" chart:style-name="GMa1"/>
          </chart:axis>
          <chart:series chart:label-cell-address="Sheet1.$H$4" chart:values-cell-range-address="Sheet1.$I$4:.$K$4" chart:class="chart:line" chart:attached-axis="primary-y" chart:style-name="G0S0">
            <chart:data-point chart:repeated="3"/>
          </chart:series>
          <chart:series chart:label-cell-address="Sheet1.$H$5" chart:values-cell-range-address="Sheet1.$I$5:.$K$5" chart:class="chart:line" chart:attached-axis="primary-y" chart:style-name="G0S1">
            <chart:data-point chart:repeated="3"/>
          </chart:series>
          <chart:series chart:label-cell-address="Sheet1.$H$6" chart:values-cell-range-address="Sheet1.$I$6:.$K$6" chart:class="chart:line" chart:attached-axis="primary-y" chart:style-name="G0S2">
            <chart:data-point chart:repeated="3"/>
          </chart:series>
          <chart:series chart:label-cell-address="Sheet1.$H$7" chart:values-cell-range-address="Sheet1.$I$7:.$K$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Number of evaluated states for plans generated for Woodworking domain using Greedy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N$3:.$P$3"/>
          </chart:axis>
          <chart:axis chart:dimension="y" chart:name="primary-y" chart:style-name="Axs1">
            <chart:grid chart:class="major" chart:style-name="GMa1"/>
          </chart:axis>
          <chart:series chart:label-cell-address="Sheet1.$M$4" chart:values-cell-range-address="Sheet1.$N$4:.$P$4" chart:class="chart:line" chart:attached-axis="primary-y" chart:style-name="G0S0">
            <chart:data-point chart:repeated="3"/>
          </chart:series>
          <chart:series chart:label-cell-address="Sheet1.$M$5" chart:values-cell-range-address="Sheet1.$N$5:.$P$5" chart:class="chart:line" chart:attached-axis="primary-y" chart:style-name="G0S1">
            <chart:data-point chart:repeated="3"/>
          </chart:series>
          <chart:series chart:label-cell-address="Sheet1.$M$6" chart:values-cell-range-address="Sheet1.$N$6:.$P$6" chart:class="chart:line" chart:attached-axis="primary-y" chart:style-name="G0S2">
            <chart:data-point chart:repeated="3"/>
          </chart:series>
          <chart:series chart:label-cell-address="Sheet1.$M$7" chart:values-cell-range-address="Sheet1.$N$7:.$P$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Memory Usage of plans generated for Woodworking domain using Greedy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10:.$K$10"/>
          </chart:axis>
          <chart:axis chart:dimension="y" chart:name="primary-y" chart:style-name="Axs1">
            <chart:title chart:style-name="AT01">
              <text:p text:style-name="a1" text:class-names="" text:cond-style-name="">Memory (KB)</text:p>
            </chart:title>
            <chart:grid chart:class="major" chart:style-name="GMa1"/>
          </chart:axis>
          <chart:series chart:label-cell-address="Sheet1.$H$11" chart:values-cell-range-address="Sheet1.$I$11:.$K$11" chart:class="chart:line" chart:attached-axis="primary-y" chart:style-name="G0S0">
            <chart:data-point chart:repeated="3"/>
          </chart:series>
          <chart:series chart:label-cell-address="Sheet1.$H$12" chart:values-cell-range-address="Sheet1.$I$12:.$K$12" chart:class="chart:line" chart:attached-axis="primary-y" chart:style-name="G0S1">
            <chart:data-point chart:repeated="3"/>
          </chart:series>
          <chart:series chart:label-cell-address="Sheet1.$H$13" chart:values-cell-range-address="Sheet1.$I$13:.$K$13" chart:class="chart:line" chart:attached-axis="primary-y" chart:style-name="G0S2">
            <chart:data-point chart:repeated="3"/>
          </chart:series>
          <chart:series chart:label-cell-address="Sheet1.$H$14" chart:values-cell-range-address="Sheet1.$I$14:.$K$1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Cost of plans generated for Woodworking domain using Greedy search and FF/Landmark Cut heuristic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N$10:.$P$10"/>
          </chart:axis>
          <chart:axis chart:dimension="y" chart:name="primary-y" chart:style-name="Axs1">
            <chart:title chart:style-name="AT01">
              <text:p text:style-name="a1" text:class-names="" text:cond-style-name="">Cost (unit)</text:p>
            </chart:title>
            <chart:grid chart:class="major" chart:style-name="GMa1"/>
          </chart:axis>
          <chart:series chart:label-cell-address="Sheet1.$M$11" chart:values-cell-range-address="Sheet1.$N$11:.$P$11" chart:class="chart:line" chart:attached-axis="primary-y" chart:style-name="G0S0">
            <chart:data-point chart:repeated="3"/>
          </chart:series>
          <chart:series chart:label-cell-address="Sheet1.$M$12" chart:values-cell-range-address="Sheet1.$N$12:.$P$12" chart:class="chart:line" chart:attached-axis="primary-y" chart:style-name="G0S1">
            <chart:data-point chart:repeated="3"/>
          </chart:series>
          <chart:series chart:label-cell-address="Sheet1.$M$13" chart:values-cell-range-address="Sheet1.$N$13:.$P$13" chart:class="chart:line" chart:attached-axis="primary-y" chart:style-name="G0S2">
            <chart:data-point chart:repeated="3"/>
          </chart:series>
          <chart:series chart:label-cell-address="Sheet1.$M$14" chart:values-cell-range-address="Sheet1.$N$14:.$P$1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